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sou v dokumentu definovány nějaké záložky,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na nové místo, kde tlačítko uvolníme. Chceme-li vybraný text zkopírovat, během přetahování po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Speciálními znaky jsou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ové okno otevřené, na znak poklepeme. Chceme-li vložit znak a zavřít dialogové okno, klepneme na něj a poté klepneme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program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šle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změny.</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